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subtitle">
      <style:graphic-properties draw:fill-color="#ffffff" draw:textarea-vertical-align="top" fo:min-height="13.859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outline1">
      <style:graphic-properties draw:auto-grow-height="true" fo:min-height="13.859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Présentation de la demande</text:p>
            <text:p>Et du group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me de la présentation</text:p>
          </draw:text-box>
        </draw:frame>
        <draw:frame presentation:style-name="pr4" draw:text-style-name="P1" draw:layer="layout" svg:width="25.199cm" svg:height="13.859cm" svg:x="1.4cm" svg:y="4.914cm" presentation:class="subtitle" presentation:user-transformed="true">
          <draw:text-box>
            <text:p text:style-name="P1">I – Présentation de la commande</text:p>
            <text:p text:style-name="P1"><text:tab/>1 – Contexte général du problème</text:p>
            <text:p text:style-name="P1"><text:tab/>2 – Demandes faites pour le module de gestion</text:p>
            <text:p text:style-name="P1"><text:tab/>3 – Demandes faites pour le module de diffusion</text:p>
            <text:p text:style-name="P1"/>
            <text:p text:style-name="P1">II – Présentation du groupe</text:p>
            <text:p text:style-name="P1"><text:tab/>1 – Organisation du travail</text:p>
            <text:p text:style-name="P1"><text:tab/><text:tab/>A – Outils de travail</text:p>
            <text:p text:style-name="P1"><text:tab/>2 – Documentation technique </text:p>
            <text:p text:style-name="P1"><text:tab/><text:tab/>A – Pert et Gant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sentation de la commande<text:line-break/>Contexte généra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ssociation Grand Angle </text:p>
                <text:list>
                  <text:list-item>
                    <text:p>Gère depuis 1996 un espace d'exposition</text:p>
                  </text:list-item>
                  <text:list-item>
                    <text:p>Emploie 25 personnes </text:p>
                  </text:list-item>
                  <text:list-item>
                    <text:p>Bâtiment à la pointe de la technologie en terme de matériel informatique</text:p>
                  </text:list-item>
                  <text:list-item>
                    <text:p>De multiples points d'accès WIFI haut-dé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sentation de la commande<text:line-break/>Contexte génér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Les besoins :</text:p>
                <text:list>
                  <text:list-item>
                    <text:p>Application de gestion des œuvres exposées</text:p>
                  </text:list-item>
                  <text:list-item>
                    <text:p>Permettre aux personnels d'organiser et gérer une exposition ainsi que les œuvres associées</text:p>
                  </text:list-item>
                  <text:list-item>
                    <text:p>Module de visite interactive → accès public </text:p>
                  </text:list-item>
                  <text:list-item>
                    <text:p>Contenu traduit en 5 langues</text:p>
                  </text:list-item>
                  <text:list-item>
                    <text:p>Deux module distincts :</text:p>
                    <text:list>
                      <text:list-item>
                        <text:p>Module Gestion → « gérer les expositions »</text:p>
                      </text:list-item>
                      <text:list-item>
                        <text:p>Module Diffusion → « visite interactive »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sentation de la commande<text:line-break/>Module de ges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nctionnalités :</text:p>
                <text:list>
                  <text:list-item>
                    <text:p>Authentification</text:p>
                  </text:list-item>
                  <text:list-item>
                    <text:p>Module uniquement en français</text:p>
                  </text:list-item>
                  <text:list-item>
                    <text:p>Design fluide et agréable</text:p>
                  </text:list-item>
                  <text:list-item>
                    <text:p>Système de rôle :</text:p>
                    <text:list>
                      <text:list-item>
                        <text:p>Admin</text:p>
                      </text:list-item>
                      <text:list-item>
                        <text:p>Utilisat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sentation de la commande<text:line-break/>Module de gestion (suite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nctionnalités :</text:p>
                <text:list>
                  <text:list-item>
                    <text:p>Gestion des expositions avec cycles de vie</text:p>
                  </text:list-item>
                  <text:list-item>
                    <text:p>Gestion des œuvres </text:p>
                  </text:list-item>
                  <text:list-item>
                    <text:p>Visualisation des œuvres via un plan du bâtiment</text:p>
                  </text:list-item>
                  <text:list-item>
                    <text:p>Gérer la génération du flashcode</text:p>
                  </text:list-item>
                  <text:list-item>
                    <text:p>Pouvoir imprimer une liste des œuv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ésentation de la commande<text:line-break/>Module de diffus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onctionnalités :</text:p>
                <text:list>
                  <text:list-item>
                    <text:p>Accès aux œuvres via flashcode</text:p>
                  </text:list-item>
                  <text:list-item>
                    <text:p>Fiche des œuvres accessibles en plusieurs langues</text:p>
                  </text:list-item>
                  <text:list-item>
                    <text:p>Langue maintenue tout au long de l'exposition</text:p>
                  </text:list-item>
                  <text:list-item>
                    <text:p>Gérer la gestion des vues pour faire des statistiques</text:p>
                  </text:list-item>
                  <text:list-item>
                    <text:p>Site intranet </text:p>
                  </text:list-item>
                  <text:list-item>
                    <text:p>Proposé la possibilité d’alimenté les œuvres via du contenu enrich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ésentation du groupe<text:line-break/>Organisation du travai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utils de travail :</text:p>
                <text:list>
                  <text:list-item>
                    <text:p>Skype</text:p>
                  </text:list-item>
                  <text:list-item>
                    <text:p>Team Viewer</text:p>
                  </text:list-item>
                  <text:list-item>
                    <text:p>Téléphone</text:p>
                  </text:list-item>
                  <text:list-item>
                    <text:p>Git</text:p>
                  </text:list-item>
                  <text:list-item>
                    <text:p>Gmail </text:p>
                  </text:list-item>
                  <text:list-item>
                    <text:p>Google (est notre am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7" draw:layer="layout" svg:width="25.199cm" svg:height="3.506cm" svg:x="1.4cm" svg:y="0.837cm" presentation:class="title">
          <draw:text-box>
            <text:p>Présentation du groupe<text:line-break/>Organisation du travai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cumentation technique :</text:p>
                <text:list>
                  <text:list-item>
                    <text:p>Diagramme de Pert :</text:p>
                    <text:list>
                      <text:list-item>
                        <text:p><text:a xlink:href="../../Documents/Diagrammes/Diagrammes_PNG/DiagrammePertt_Etap2.png">Pert</text:a></text:p>
                      </text:list-item>
                      <text:list-item>
                        <text:p><text:a xlink:href="../../Documents/Diagrammes/Diagramme_Pert.xlsx">DocPert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25T10:18:17.72</meta:creation-date>
    <meta:editing-duration>PT3H23M8S</meta:editing-duration>
    <meta:editing-cycles>6</meta:editing-cycles>
    <dc:date>2016-07-25T15:05:49.94</dc:date>
    <meta:generator>OpenOffice/4.1.2$Win32 OpenOffice.org_project/412m3$Build-9782</meta:generator>
    <meta:document-statistic meta:object-count="56"/>
  </office:meta>
</office:document-meta>
</file>